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02cm solid #000000" fo:border-right="none" fo:border-top="0.002cm solid #000000" fo:border-bottom="0.002cm solid #000000"/>
    </style:style>
    <style:style style:name="MaJ.C1" style:family="table-cell">
      <style:table-cell-properties fo:padding="0.097cm" fo:border="0.002cm solid #000000"/>
    </style:style>
    <style:style style:name="MaJ.A2" style:family="table-cell">
      <style:table-cell-properties fo:padding="0.097cm" fo:border-left="0.002cm solid #000000" fo:border-right="none" fo:border-top="none" fo:border-bottom="0.002cm solid #000000"/>
    </style:style>
    <style:style style:name="MaJ.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weight="bold"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rchitecture du systè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Julien CAMENEN, Amadou Ada DIENE</text:p>
      <text:p text:style-name="Standard"><text:span text:style-name="T1">Relecteurs :</text:span> </text:p>
      <text:p text:style-name="Standard"/>
      <text:p text:style-name="Standard"/>
      <text:p text:style-name="Standard"/>
      <text:p text:style-name="Standard"><text:soft-page-break/><text:span text:style-name="T1">Version :</text:span> 1.0</text:p>
      <text:p text:style-name="Standard"><text:span text:style-name="T1">Date de création :</text:span> 12/03/2014</text:p>
      <text:p text:style-name="P4">Mise à jour : <text:line-break/></text:p>
      <table:table table:name="MaJ" table:style-name="MaJ">
        <table:table-column table:style-name="MaJ.A"/>
        <table:table-column table:style-name="MaJ.B"/>
        <table:table-column table:style-name="MaJ.C"/>
        <table:table-row>
          <table:table-cell table:style-name="MaJ.A1" office:value-type="string">
            <text:p text:style-name="P2">Date</text:p>
          </table:table-cell>
          <table:table-cell table:style-name="MaJ.A1" office:value-type="string">
            <text:p text:style-name="P2">Rédacteur</text:p>
          </table:table-cell>
          <table:table-cell table:style-name="MaJ.C1" office:value-type="string">
            <text:p text:style-name="P2">Informations</text:p>
          </table:table-cell>
        </table:table-row>
        <table:table-row>
          <table:table-cell table:style-name="MaJ.A2" office:value-type="string">
            <text:p text:style-name="Table_20_Contents">10/03/2014</text:p>
          </table:table-cell>
          <table:table-cell table:style-name="MaJ.A2" office:value-type="string">
            <text:p text:style-name="Table_20_Contents">Julien CAMENEN</text:p>
          </table:table-cell>
          <table:table-cell table:style-name="MaJ.C2" office:value-type="string">
            <text:p text:style-name="Table_20_Contents">Création initiale du document</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981_48295595" text:style-name="Index_20_Link" text:visited-style-name="Index_20_Link">Présentation<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981_48295595"/><text:soft-page-break/>Présentation<text:bookmark-end text:name="__RefHeading__981_48295595"/></text:h>
      <text:p text:style-name="Standard">Le système est composé de trois entités principales : un serveur, un client lourd et une page web.</text:p>
      <text:p text:style-name="Standard"/>
      <text:p text:style-name="Standard">Trois configurations serveur sont possibles.</text:p>
      <text:p text:style-name="Standard">La première est composée d'un serveur installé sur la même machine que le client lourd.</text:p>
      <text:p text:style-name="Standard">La seconde comprend un serveur dédié installé dans la mairie.</text:p>
      <text:p text:style-name="Standard">La troisième quand à elle fait appel à un prestataire pour la gestion du serveur et de l'hébergement.</text:p>
      <text:p text:style-name="Standard"/>
      <text:p text:style-name="Standard"/>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Argument</text:p>
          </table:table-cell>
          <table:table-cell table:style-name="Table1.A1" office:value-type="string">
            <text:p text:style-name="P1">Tout en 1 serveur/client lourd</text:p>
          </table:table-cell>
          <table:table-cell table:style-name="Table1.A1" office:value-type="string">
            <text:p text:style-name="P1">Serveur dédié local</text:p>
          </table:table-cell>
          <table:table-cell table:style-name="Table1.D1" office:value-type="string">
            <text:p text:style-name="P1">Serveur distant</text:p>
          </table:table-cell>
        </table:table-row>
        <table:table-row>
          <table:table-cell table:style-name="Table1.A2" office:value-type="string">
            <text:p text:style-name="Table_20_Contents">Facilité d'installation</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Maintenabilité</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Coût</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row>
          <table:table-cell table:style-name="Table1.A2" office:value-type="string">
            <text:p text:style-name="Table_20_Contents">Performance</text:p>
          </table:table-cell>
          <table:table-cell table:style-name="Table1.A2" office:value-type="string">
            <text:p text:style-name="P1">**</text:p>
          </table:table-cell>
          <table:table-cell table:style-name="Table1.A2" office:value-type="string">
            <text:p text:style-name="P1">***</text:p>
          </table:table-cell>
          <table:table-cell table:style-name="Table1.D2" office:value-type="string">
            <text:p text:style-name="P1">****</text:p>
          </table:table-cell>
        </table:table-row>
      </table:table>
      <text:p text:style-name="Standard"/>
      <text:p text:style-name="Standard"/>
      <text:p text:style-name="Standard">Le client lourd sera installé sur un poste dédié au sein de la mairie. Ce poste servira à la saisie des pré-réservations et réservations de la salle polyvalente. Le client sera développé en langage Java.<text:line-break/>Une imprimante sera également installée sur ce poste pour permettre l'impression des documents tels que la convention ou l'état des lieux. Avant la première utilisation, une configuration est nécéssaire afin de pouvoir commencer à faire des réservations. On doit préciser les informations sur les salles polyvalentes que la mairie gère, ainsi que sur les salles et équipements qu'elle contient.</text:p>
      <text:p text:style-name="Standard"/>
      <text:p text:style-name="Standard">Une page web sera créée pour permettre une visualisation à tout moment de la disponibilité de la salle par les personnes désirant la réserver. Cette page d'accès public sera visible sur internet depuis n'importe quel poste ayant une connexion. La page sera développée en langage Java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Architectu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4-03-12T09:04:04</meta:creation-date>
    <dc:date>2014-03-13T11:35:07.24</dc:date>
    <meta:editing-duration>PT3H53M33S</meta:editing-duration>
    <meta:editing-cycles>18</meta:editing-cycles>
    <meta:generator>OpenOffice/4.0.0$Win32 OpenOffice.org_project/400m3$Build-9702</meta:generator>
    <meta:document-statistic meta:table-count="2" meta:image-count="0" meta:object-count="0" meta:page-count="4" meta:paragraph-count="45" meta:word-count="280" meta:character-count="1784"/>
  </office:meta>
</office:document-meta>
</file>